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adugi" svg:font-family="Gadug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49381" officeooo:paragraph-rsid="00649381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49381" officeooo:paragraph-rsid="00649381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66de2" officeooo:paragraph-rsid="00666de2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92cfb" officeooo:paragraph-rsid="00692cfb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92cfb" officeooo:paragraph-rsid="006d026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92cfb" officeooo:paragraph-rsid="006eaa2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d0262" officeooo:paragraph-rsid="006d026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d0262" officeooo:paragraph-rsid="006eaa2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6eaa2a"/>
    </style:style>
    <style:style style:name="P10" style:family="paragraph">
      <loext:graphic-properties draw:fill-color="#c9211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92cfb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eaa2a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fo:font-size="12pt" fo:language="fr" fo:country="FR" fo:font-style="normal" style:text-underline-style="none" fo:font-weight="normal" officeooo:rsid="006d0262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692cfb"/>
    </style:style>
    <style:style style:name="T5" style:family="text">
      <style:text-properties officeooo:rsid="006a83a2"/>
    </style:style>
    <style:style style:name="T6" style:family="text">
      <style:text-properties fo:color="#c9211e" officeooo:rsid="006a83a2"/>
    </style:style>
    <style:style style:name="T7" style:family="text">
      <style:text-properties officeooo:rsid="006c6a1a"/>
    </style:style>
    <style:style style:name="T8" style:family="text">
      <style:text-properties fo:color="#00a933" officeooo:rsid="006c6a1a"/>
    </style:style>
    <style:style style:name="T9" style:family="text">
      <style:text-properties officeooo:rsid="006d0262"/>
    </style:style>
    <style:style style:name="T10" style:family="text">
      <style:text-properties officeooo:rsid="006eaa2a"/>
    </style:style>
    <style:style style:name="gr1" style:family="graphic">
      <style:graphic-properties draw:marker-end="Arrow" draw:marker-end-width="0.176cm" draw:fill-color="#c921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el hormone 2nd</text:p>
      <text:p text:style-name="P4">homme</text:p>
      <text:p text:style-name="P2"/>
      <text:p text:style-name="P3"><draw:path text:anchor-type="paragraph" draw:z-index="0" draw:name="Forme1" draw:style-name="gr3" draw:text-style-name="P11" svg:width="1.458cm" svg:height="1.465cm" svg:x="4.558cm" svg:y="0.203cm" svg:viewBox="0 0 1459 1466" svg:d="M132 0c348 18 724 242 794 582 57 275 975-16 265 291-281 121-374 676-768 582l-264-106-159-79"><text:p/></draw:path><draw:line text:anchor-type="paragraph" draw:z-index="1" draw:name="Forme2" draw:style-name="gr2" draw:text-style-name="P11" svg:x1="3.156cm" svg:y1="0.52cm" svg:x2="3.156cm" svg:y2="1.314cm"><text:p/></draw:line><text:tab/><text:tab/><text:tab/><text:tab/><text:tab/><text:tab/>HT</text:p>
      <text:p text:style-name="P3"><text:tab/><text:tab/><text:tab/><text:tab/><text:tab/><text:tab/><text:tab/>GnrH<text:tab/> <text:s/>+<text:tab/><text:tab/><text:tab/> CHH -<text:tab/><text:tab/><text:tab/><text:tab/><text:tab/><text:tab/><text:tab/><text:tab/><text:tab/>- <text:span text:style-name="T4">= rétroaction négatives</text:span></text:p>
      <text:p text:style-name="P3"><draw:line text:anchor-type="paragraph" draw:z-index="10" draw:name="Forme11" draw:style-name="gr2" draw:text-style-name="P11" svg:x1="7.495cm" svg:y1="3.231cm" svg:x2="7.442cm" svg:y2="0.321cm"><text:p/></draw:line><draw:line text:anchor-type="paragraph" draw:z-index="11" draw:name="Forme12" draw:style-name="gr2" draw:text-style-name="P11" svg:x1="7.442cm" svg:y1="0.321cm" svg:x2="3.949cm" svg:y2="0.268cm"><text:p/></draw:line><text:tab/><text:tab/><text:tab/><text:tab/><text:tab/><text:tab/>HP<text:tab/><text:tab/><text:tab/><text:tab/><text:tab/><text:tab/><text:tab/><text:tab/><text:tab/><text:tab/><text:tab/><text:tab/><text:tab/><text:tab/><text:tab/><text:tab/><text:tab/><text:span text:style-name="T4">+ = action </text:span></text:p>
      <text:p text:style-name="P3"><draw:line text:anchor-type="paragraph" draw:z-index="2" draw:name="Forme3" draw:style-name="gr2" draw:text-style-name="P11" svg:x1="2.996cm" svg:y1="0.155cm" svg:x2="2.97cm" svg:y2="1.663cm"><text:p/></draw:line><draw:line text:anchor-type="paragraph" draw:z-index="3" draw:name="Forme4" draw:style-name="gr2" draw:text-style-name="P11" svg:x1="3.711cm" svg:y1="0.102cm" svg:x2="3.658cm" svg:y2="1.584cm"><text:p/></draw:line><text:tab/><text:tab/><text:tab/><text:tab/><text:tab/></text:p>
      <text:p text:style-name="P3"><text:tab/><text:tab/><text:tab/><text:tab/>FSH <text:s text:c="10"/>LH</text:p>
      <text:p text:style-name="P3"><text:tab/><text:tab/><text:tab/><text:tab/>+<text:tab/><text:tab/><text:tab/><text:tab/>+</text:p>
      <text:p text:style-name="P3"><text:tab/><text:tab/><text:tab/><text:tab/><text:tab/><text:tab/>testicule</text:p>
      <text:p text:style-name="P3"><draw:line text:anchor-type="paragraph" draw:z-index="5" draw:name="Forme6" draw:style-name="gr2" draw:text-style-name="P11" svg:x1="3.632cm" svg:y1="0.471cm" svg:x2="3.658cm" svg:y2="0.947cm"><text:p/></draw:line><text:tab/><text:tab/>cell dr Sertoli<text:tab/><text:tab/><text:tab/>Leudig</text:p>
      <text:p text:style-name="P3"><draw:line text:anchor-type="paragraph" draw:z-index="4" draw:name="Forme5" draw:style-name="gr2" draw:text-style-name="P11" svg:x1="5.166cm" svg:y1="0.192cm" svg:x2="6.145cm" svg:y2="0.351cm"><text:p/></draw:line><draw:line text:anchor-type="paragraph" draw:z-index="6" draw:name="Forme7" draw:style-name="gr2" draw:text-style-name="P11" svg:x1="3.658cm" svg:y1="0.332cm" svg:x2="3.288cm" svg:y2="0.358cm"><text:p/></draw:line>spermato-génése<text:tab/><text:tab/><text:tab/><text:tab/> <text:s text:c="10"/>testostérone</text:p>
      <text:p text:style-name="P3"><draw:line text:anchor-type="paragraph" draw:z-index="7" draw:name="Forme8" draw:style-name="gr2" draw:text-style-name="P11" svg:x1="7.521cm" svg:y1="0.166cm" svg:x2="7.547cm" svg:y2="0.933cm"><text:p/></draw:line><draw:line text:anchor-type="paragraph" draw:z-index="8" draw:name="Forme9" draw:style-name="gr2" draw:text-style-name="P11" svg:x1="7.521cm" svg:y1="1.091cm" svg:x2="1.436cm" svg:y2="1.065cm"><text:p/></draw:line><draw:line text:anchor-type="paragraph" draw:z-index="9" draw:name="Forme10" draw:style-name="gr2" draw:text-style-name="P11" svg:x1="1.409cm" svg:y1="0.748cm" svg:x2="1.383cm" svg:y2="0.166cm"><text:p/></draw:line></text:p>
      <text:p text:style-name="P3"/>
      <text:p text:style-name="P3"/>
      <text:p text:style-name="P3"/>
      <text:p text:style-name="P3"/>
      <text:p text:style-name="P4">Femme </text:p>
      <text:p text:style-name="P4"><text:tab/><text:tab/><text:tab/><text:tab/><text:tab/><text:tab/><text:tab/><text:tab/><text:tab/> <text:span text:style-name="T7">ovulation</text:span></text:p>
      <text:p text:style-name="P4"><text:tab/><text:tab/><text:tab/><text:tab/><text:tab/><text:tab/><text:tab/><text:tab/><text:tab/> <text:s text:c="2"/><text:span text:style-name="T8">fertilité</text:span></text:p>
      <text:p text:style-name="P4"><draw:line text:anchor-type="paragraph" draw:z-index="12" draw:name="Forme13" draw:style-name="gr2" draw:text-style-name="P11" svg:x1="0.113cm" svg:y1="0.525cm" svg:x2="11.517cm" svg:y2="0.393cm"><text:p/></draw:line>0←<text:span text:style-name="T6">règle</text:span><text:tab/><text:tab/><text:tab/><text:tab/><text:tab/> <text:s text:c="5"/><text:span text:style-name="T5">11-</text:span>14-<text:span text:style-name="T5">17</text:span><text:tab/><text:tab/><text:tab/><text:tab/><text:tab/><text:tab/><text:tab/><text:tab/><text:tab/> <text:s/>28 <text:s text:c="4"/><text:span text:style-name="T7">en jours </text:span></text:p>
      <text:p text:style-name="P4"><text:tab/>phase folliculaire <text:tab/><text:tab/><text:tab/><text:tab/><text:tab/>phase lutéale</text:p>
      <text:p text:style-name="P4"><text:tab/>aug+ follicules<text:tab/><text:tab/><text:tab/><text:tab/><text:tab/><text:tab/>aug+ corps jaune</text:p>
      <text:p text:style-name="P4"/>
      <text:p text:style-name="P4"/>
      <text:p text:style-name="P4"/>
      <text:p text:style-name="P4"><text:tab/><text:tab/><text:tab/><text:tab/></text:p>
      <text:p text:style-name="P4"><draw:line text:anchor-type="paragraph" draw:z-index="13" draw:name="Forme14" draw:style-name="gr1" draw:text-style-name="P10" svg:x1="4.373cm" svg:y1="0.483cm" svg:x2="4.399cm" svg:y2="1.25cm"><text:p/></draw:line><draw:line text:anchor-type="paragraph" draw:z-index="17" draw:name="Forme18" draw:style-name="gr1" draw:text-style-name="P10" svg:x1="1.33cm" svg:y1="0.219cm" svg:x2="3.896cm" svg:y2="0.219cm"><text:p/></draw:line><draw:line text:anchor-type="paragraph" draw:z-index="18" draw:name="Forme19" draw:style-name="gr1" draw:text-style-name="P10" svg:x1="1.33cm" svg:y1="4.955cm" svg:x2="1.33cm" svg:y2="0.219cm"><text:p/></draw:line><text:tab/><text:tab/><text:tab/><text:tab/><text:tab/><text:tab/>-<text:tab/><text:tab/><text:span text:style-name="T9">HT</text:span></text:p>
      <text:p text:style-name="P4"><text:tab/><text:tab/><text:tab/><text:tab/><text:tab/><text:tab/><text:span text:style-name="T9">GnRH <text:s text:c="3"/>+</text:span></text:p>
      <text:p text:style-name="P4"><draw:line text:anchor-type="paragraph" draw:z-index="16" draw:name="Forme17" draw:style-name="gr1" draw:text-style-name="P10" svg:x1="1.356cm" svg:y1="0.363cm" svg:x2="3.605cm" svg:y2="0.337cm"><text:p/></draw:line><text:tab/><text:tab/><text:tab/><text:tab/><text:tab/><text:tab/>-<text:tab/><text:tab/><text:span text:style-name="T9">HP</text:span></text:p>
      <text:p text:style-name="P4"><draw:line text:anchor-type="paragraph" draw:z-index="14" draw:name="Forme15" draw:style-name="gr1" draw:text-style-name="P10" svg:x1="3.896cm" svg:y1="0.092cm" svg:x2="3.922cm" svg:y2="1.838cm"><text:p/></draw:line><draw:line text:anchor-type="paragraph" draw:z-index="15" draw:name="Forme16" draw:style-name="gr1" draw:text-style-name="P10" svg:x1="4.743cm" svg:y1="0.118cm" svg:x2="4.743cm" svg:y2="1.864cm"><text:p/></draw:line></text:p>
      <text:p text:style-name="P4"><text:tab/><text:tab/><text:tab/><text:tab/><text:tab/><text:tab/><text:span text:style-name="T9">FSH</text:span><text:tab/><text:tab/> <text:s text:c="2"/><text:span text:style-name="T9">LH</text:span><text:tab/><text:tab/><text:tab/></text:p>
      <text:p text:style-name="P4"><text:tab/><text:tab/><text:tab/><text:tab/><text:tab/><text:tab/><text:tab/><text:span text:style-name="T9">+</text:span></text:p>
      <text:p text:style-name="P5"><text:tab/><text:tab/><text:tab/><text:tab/><text:tab/><text:tab/><text:tab/> <text:s/><text:span text:style-name="T9">ovaire </text:span></text:p>
      <text:p text:style-name="P5"><draw:line text:anchor-type="paragraph" draw:z-index="19" draw:name="Forme20" draw:style-name="gr1" draw:text-style-name="P10" svg:x1="4.135cm" svg:y1="0.513cm" svg:x2="4.135cm" svg:y2="1.492cm"><text:p/></draw:line><text:tab/><text:tab/><text:tab/><text:tab/><text:tab/><text:span text:style-name="T9">croissance Folicule</text:span></text:p>
      <text:p text:style-name="P5"/>
      <text:p text:style-name="P7"><draw:line text:anchor-type="paragraph" draw:z-index="20" draw:name="Forme21" draw:style-name="gr1" draw:text-style-name="P10" svg:x1="4.134cm" svg:y1="0.367cm" svg:x2="2.388cm" svg:y2="0.367cm"><text:p/></draw:line>oestrogènes </text:p>
      <text:p text:style-name="P7"><draw:line text:anchor-type="paragraph" draw:z-index="21" draw:name="Forme22" draw:style-name="gr1" draw:text-style-name="P10" svg:x1="1.038cm" svg:y1="0.095cm" svg:x2="1.012cm" svg:y2="0.968cm"><text:p/></draw:line></text:p>
      <text:p text:style-name="P7"><draw:line text:anchor-type="paragraph" draw:z-index="22" draw:name="Forme23" draw:style-name="gr1" draw:text-style-name="P10" svg:x1="1.012cm" svg:y1="0.379cm" svg:x2="6.224cm" svg:y2="0.405cm"><text:p/></draw:line><text:tab/><text:tab/><text:tab/><text:tab/><text:tab/><text:tab/><text:tab/><text:tab/><text:tab/><text:tab/><text:tab/><text:tab/><text:tab/>aug+ endomètre</text:p>
      <text:p text:style-name="P7"/>
      <text:p text:style-name="P7"/>
      <text:p text:style-name="P7"/>
      <text:p text:style-name="P7"/>
      <text:p text:style-name="P7"/>
      <text:p text:style-name="P7"/>
      <text:p text:style-name="P6"><draw:line text:anchor-type="paragraph" draw:z-index="31" draw:name="Forme25" draw:style-name="gr1" draw:text-style-name="P10" svg:x1="1.065cm" svg:y1="0.449cm" svg:x2="3.896cm" svg:y2="0.37cm"><text:p/></draw:line><draw:line text:anchor-type="paragraph" draw:z-index="32" draw:name="Forme26" draw:style-name="gr1" draw:text-style-name="P10" svg:x1="1.065cm" svg:y1="5.133cm" svg:x2="1.118cm" svg:y2="0.265cm"><text:p/></draw:line><text:soft-page-break/><text:tab/><text:tab/><text:tab/><text:tab/><text:tab/><text:tab/><text:span text:style-name="T10">+</text:span><text:tab/><text:tab/><text:span text:style-name="T9">HT</text:span></text:p>
      <text:p text:style-name="P6"><text:tab/><text:tab/><text:tab/><text:tab/><text:tab/><text:tab/><text:span text:style-name="T9">GnRH <text:s text:c="3"/>+</text:span></text:p>
      <text:p text:style-name="P6"><draw:line text:anchor-type="paragraph" draw:z-index="25" draw:name="Forme17" draw:style-name="gr1" draw:text-style-name="P10" svg:x1="1.065cm" svg:y1="0.383cm" svg:x2="3.605cm" svg:y2="0.337cm"><text:p/></draw:line><text:tab/><text:tab/><text:tab/><text:tab/><text:tab/><text:tab/><text:span text:style-name="T10">+</text:span><text:tab/><text:tab/><text:span text:style-name="T9">HP</text:span></text:p>
      <text:p text:style-name="P6"><draw:line text:anchor-type="paragraph" draw:z-index="23" draw:name="Forme15" draw:style-name="gr1" draw:text-style-name="P10" svg:x1="3.896cm" svg:y1="0.092cm" svg:x2="3.922cm" svg:y2="1.838cm"><text:p/></draw:line><draw:line text:anchor-type="paragraph" draw:z-index="24" draw:name="Forme16" draw:style-name="gr1" draw:text-style-name="P10" svg:x1="4.743cm" svg:y1="0.118cm" svg:x2="4.743cm" svg:y2="1.864cm"><text:p/></draw:line></text:p>
      <text:p text:style-name="P6"><text:tab/><text:tab/><text:tab/><text:tab/><text:tab/><text:tab/><text:span text:style-name="T9">FSH</text:span><text:tab/><text:tab/> <text:s text:c="2"/><text:span text:style-name="T9">LH</text:span><text:tab/><text:tab/><text:tab/></text:p>
      <text:p text:style-name="P6"><text:tab/><text:tab/><text:tab/><text:tab/><text:tab/><text:tab/><text:tab/><text:span text:style-name="T9">+</text:span></text:p>
      <text:p text:style-name="P6"><text:tab/><text:tab/><text:tab/><text:tab/><text:tab/><text:tab/><text:tab/> <text:s/><text:span text:style-name="T9">ovaire </text:span></text:p>
      <text:p text:style-name="P6"><draw:line text:anchor-type="paragraph" draw:z-index="26" draw:name="Forme20" draw:style-name="gr1" draw:text-style-name="P10" svg:x1="4.135cm" svg:y1="0.513cm" svg:x2="4.135cm" svg:y2="1.492cm"><text:p/></draw:line><draw:line text:anchor-type="paragraph" draw:z-index="30" draw:name="Forme24" draw:style-name="gr1" draw:text-style-name="P10" svg:x1="6.225cm" svg:y1="0.348cm" svg:x2="7.495cm" svg:y2="0.295cm"><text:p/></draw:line><text:tab/><text:tab/><text:tab/><text:tab/><text:tab/><text:span text:style-name="T9">Folicule muqeuse<text:tab/><text:tab/><text:tab/><text:tab/>Ovulation</text:span></text:p>
      <text:p text:style-name="P6"/>
      <text:p text:style-name="P8"><draw:line text:anchor-type="paragraph" draw:z-index="27" draw:name="Forme21" draw:style-name="gr1" draw:text-style-name="P10" svg:x1="4.134cm" svg:y1="0.367cm" svg:x2="2.388cm" svg:y2="0.367cm"><text:p/></draw:line>oestrogènes </text:p>
      <text:p text:style-name="P8"><draw:line text:anchor-type="paragraph" draw:z-index="28" draw:name="Forme22" draw:style-name="gr1" draw:text-style-name="P10" svg:x1="1.038cm" svg:y1="0.095cm" svg:x2="1.012cm" svg:y2="0.968cm"><text:p/></draw:line></text:p>
      <text:p text:style-name="P8"><draw:line text:anchor-type="paragraph" draw:z-index="29" draw:name="Forme23" draw:style-name="gr1" draw:text-style-name="P10" svg:x1="1.012cm" svg:y1="0.379cm" svg:x2="6.224cm" svg:y2="0.405cm"><text:p/></draw:line><text:tab/><text:tab/><text:tab/><text:tab/><text:tab/><text:tab/><text:tab/><text:tab/><text:tab/><text:tab/><text:tab/><text:tab/><text:tab/>aug+ endomètre</text:p>
      <text:p text:style-name="P8"/>
      <text:p text:style-name="P8"/>
      <text:p text:style-name="P8"/>
      <text:p text:style-name="P8"/>
      <text:p text:style-name="P6"><draw:line text:anchor-type="paragraph" draw:z-index="41" draw:name="Forme27" draw:style-name="gr1" draw:text-style-name="P10" svg:x1="0.986cm" svg:y1="4.993cm" svg:x2="0.986cm" svg:y2="0.125cm"><text:p/></draw:line><draw:line text:anchor-type="paragraph" draw:z-index="42" draw:name="Forme28" draw:style-name="gr1" draw:text-style-name="P10" svg:x1="1.145cm" svg:y1="0.363cm" svg:x2="3.897cm" svg:y2="0.284cm"><text:p/></draw:line><draw:line text:anchor-type="paragraph" draw:z-index="44" draw:name="Forme30" draw:style-name="gr1" draw:text-style-name="P10" svg:x1="7.812cm" svg:y1="0.284cm" svg:x2="4.822cm" svg:y2="0.284cm"><text:p/></draw:line><draw:line text:anchor-type="paragraph" draw:z-index="45" draw:name="Forme31" draw:style-name="gr1" draw:text-style-name="P10" svg:x1="8.024cm" svg:y1="3.988cm" svg:x2="8.024cm" svg:y2="0.125cm"><text:p/></draw:line><text:tab/><text:tab/><text:tab/><text:tab/>-<text:tab/><text:tab/><text:tab/><text:tab/><text:span text:style-name="T9">HT<text:tab/><text:tab/><text:tab/><text:tab/><text:tab/><text:tab/><text:tab/><text:tab/>-</text:span></text:p>
      <text:p text:style-name="P6"><text:tab/><text:tab/><text:tab/><text:tab/><text:tab/><text:tab/><text:span text:style-name="T9">GnRH <text:s text:c="3"/>+</text:span></text:p>
      <text:p text:style-name="P6"><draw:line text:anchor-type="paragraph" draw:z-index="35" draw:name="Forme17" draw:style-name="gr1" draw:text-style-name="P10" svg:x1="1.065cm" svg:y1="0.383cm" svg:x2="3.605cm" svg:y2="0.337cm"><text:p/></draw:line><draw:line text:anchor-type="paragraph" draw:z-index="43" draw:name="Forme29" draw:style-name="gr1" draw:text-style-name="P10" svg:x1="7.707cm" svg:y1="0.296cm" svg:x2="5.061cm" svg:y2="0.296cm"><text:p/></draw:line><text:tab/><text:tab/><text:tab/><text:tab/>-<text:tab/><text:tab/><text:tab/><text:tab/><text:span text:style-name="T9">HP<text:tab/><text:tab/><text:tab/><text:tab/><text:tab/><text:tab/><text:tab/><text:tab/>-</text:span></text:p>
      <text:p text:style-name="P6"><draw:line text:anchor-type="paragraph" draw:z-index="33" draw:name="Forme15" draw:style-name="gr1" draw:text-style-name="P10" svg:x1="3.896cm" svg:y1="0.092cm" svg:x2="3.922cm" svg:y2="1.838cm"><text:p/></draw:line><draw:line text:anchor-type="paragraph" draw:z-index="34" draw:name="Forme16" draw:style-name="gr1" draw:text-style-name="P10" svg:x1="4.743cm" svg:y1="0.118cm" svg:x2="4.743cm" svg:y2="1.864cm"><text:p/></draw:line></text:p>
      <text:p text:style-name="P6"><text:tab/><text:tab/><text:tab/><text:tab/><text:tab/><text:tab/><text:span text:style-name="T9">FSH</text:span><text:tab/><text:tab/> <text:s text:c="2"/><text:span text:style-name="T9">LH</text:span><text:tab/><text:tab/><text:tab/></text:p>
      <text:p text:style-name="P6"><text:tab/><text:tab/><text:tab/><text:tab/><text:tab/><text:tab/><text:tab/><text:span text:style-name="T9">+<text:tab/><text:tab/><text:tab/>+</text:span></text:p>
      <text:p text:style-name="P6"><text:tab/><text:tab/><text:tab/><text:tab/><text:tab/><text:tab/><text:tab/> <text:s/><text:span text:style-name="T9">ovaire </text:span></text:p>
      <text:p text:style-name="P9"><draw:line text:anchor-type="paragraph" draw:z-index="36" draw:name="Forme20" draw:style-name="gr1" draw:text-style-name="P10" svg:x1="4.135cm" svg:y1="0.513cm" svg:x2="4.135cm" svg:y2="1.492cm"><text:p/></draw:line><draw:line text:anchor-type="paragraph" draw:z-index="40" draw:name="Forme24" draw:style-name="gr1" draw:text-style-name="P10" svg:x1="6.225cm" svg:y1="0.348cm" svg:x2="7.495cm" svg:y2="0.295cm"><text:p/></draw:line><text:span text:style-name="T1"><text:tab/><text:tab/><text:tab/><text:tab/><text:tab/><text:tab/><text:tab/></text:span><text:span text:style-name="T3">c</text:span><text:span text:style-name="T2">orps jaune<text:tab/><text:tab/><text:tab/><text:tab/>progestérone</text:span></text:p>
      <text:p text:style-name="P6"/>
      <text:p text:style-name="P8"><draw:line text:anchor-type="paragraph" draw:z-index="37" draw:name="Forme21" draw:style-name="gr1" draw:text-style-name="P10" svg:x1="4.134cm" svg:y1="0.367cm" svg:x2="2.388cm" svg:y2="0.367cm"><text:p/></draw:line>oestrogènes </text:p>
      <text:p text:style-name="P8"><draw:line text:anchor-type="paragraph" draw:z-index="38" draw:name="Forme22" draw:style-name="gr1" draw:text-style-name="P10" svg:x1="1.038cm" svg:y1="0.095cm" svg:x2="1.012cm" svg:y2="0.968cm"><text:p/></draw:line></text:p>
      <text:p text:style-name="P8"><draw:line text:anchor-type="paragraph" draw:z-index="39" draw:name="Forme23" draw:style-name="gr1" draw:text-style-name="P10" svg:x1="1.012cm" svg:y1="0.379cm" svg:x2="6.224cm" svg:y2="0.405cm"><text:p/></draw:line><text:tab/><text:tab/><text:tab/><text:tab/><text:tab/><text:tab/><text:tab/><text:tab/><text:tab/><text:tab/><text:tab/><text:tab/><text:tab/>aug+ endomèt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adugi" svg:font-family="Gadug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dug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Gadugi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dugi" fo:font-family="Gadugi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Gadugi" fo:font-family="Gadugi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adugi" fo:font-family="Gadugi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dugi" fo:font-family="Gadugi"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7T09:22:48.763000000</meta:creation-date>
    <dc:date>2023-02-10T09:38:17.049000000</dc:date>
    <meta:editing-duration>PT4H28M17S</meta:editing-duration>
    <meta:editing-cycles>53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45" meta:word-count="95" meta:character-count="893" meta:non-whitespace-character-count="438"/>
  </office:meta>
</office:document-meta>
</file>